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556cm"/>
    </style:style>
    <style:style style:name="co2" style:family="table-column">
      <style:table-column-properties fo:break-before="auto" style:column-width="4.135cm"/>
    </style:style>
    <style:style style:name="co3" style:family="table-column">
      <style:table-column-properties fo:break-before="auto" style:column-width="5.366cm"/>
    </style:style>
    <style:style style:name="co4" style:family="table-column">
      <style:table-column-properties fo:break-before="auto" style:column-width="2.03cm"/>
    </style:style>
    <style:style style:name="co5" style:family="table-column">
      <style:table-column-properties fo:break-before="auto" style:column-width="1.976cm"/>
    </style:style>
    <style:style style:name="co6" style:family="table-column">
      <style:table-column-properties fo:break-before="auto" style:column-width="2.275cm"/>
    </style:style>
    <style:style style:name="co7" style:family="table-column">
      <style:table-column-properties fo:break-before="auto" style:column-width="2.221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1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model_id:id</text:p>
          </table:table-cell>
          <table:table-cell office:value-type="string">
            <text:p>group_id:id</text:p>
          </table:table-cell>
          <table:table-cell office:value-type="string">
            <text:p>perm_read</text:p>
          </table:table-cell>
          <table:table-cell office:value-type="string">
            <text:p>perm_write</text:p>
          </table:table-cell>
          <table:table-cell office:value-type="string">
            <text:p>perm_create</text:p>
          </table:table-cell>
          <table:table-cell office:value-type="string">
            <text:p>perm_unlink</text:p>
          </table:table-cell>
        </table:table-row>
        <table:table-row table:style-name="ro1">
          <table:table-cell office:value-type="string">
            <text:p>access_tempstatistiche_trasporti</text:p>
          </table:table-cell>
          <table:table-cell office:value-type="string">
            <text:p>tempstatistiche.trasporti</text:p>
          </table:table-cell>
          <table:table-cell office:value-type="string">
            <text:p>model_tempstatistiche_trasporti</text:p>
          </table:table-cell>
          <table:table-cell/>
          <table:table-cell table:number-columns-repeated="4" office:value-type="float" office:value="1">
            <text:p>1</text:p>
          </table:table-cell>
        </table:table-row>
        <table:table-row table:style-name="ro2">
          <table:table-cell office:value-type="string">
            <text:p>access_tempstatistiche_colli_trasporti</text:p>
          </table:table-cell>
          <table:table-cell office:value-type="string">
            <text:p>tempstatistiche.colli.trasporti</text:p>
          </table:table-cell>
          <table:table-cell office:value-type="string">
            <text:p>model_tempstatistiche_colli_trasporti</text:p>
          </table:table-cell>
          <table:table-cell/>
          <table:table-cell table:number-columns-repeated="4"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6">06/02/2012</text:date>, <text:time>18.41.1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dc:date>2012-02-06T18:41:09</dc:date>
    <dc:creator>power </dc:creator>
    <meta:editing-duration>PT1M11S</meta:editing-duration>
    <meta:editing-cycles>1</meta:editing-cycles>
    <meta:document-statistic meta:table-count="1" meta:cell-count="22" meta:object-count="0"/>
  </office:meta>
</office:document-meta>
</file>